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JetBrains Mono" svg:font-family="'JetBrains Mono'" style:font-family-generic="modern" style:font-pitch="fixed"/>
    <style:font-face style:name="MS Mincho" svg:font-family="'MS Mincho'" style:font-family-generic="modern" style:font-pitch="fixed"/>
    <style:font-face style:name="JetBrains Mono1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4965in" style:rel-width="100%" fo:margin-left="0in" table:align="left"/>
    </style:style>
    <style:style style:name="Таблица1.A" style:family="table-column">
      <style:table-column-properties style:column-width="2.8667in" style:rel-column-width="4128*"/>
    </style:style>
    <style:style style:name="Таблица1.B" style:family="table-column">
      <style:table-column-properties style:column-width="1.7201in" style:rel-column-width="2477*"/>
    </style:style>
    <style:style style:name="Таблица1.C" style:family="table-column">
      <style:table-column-properties style:column-width="1.9097in" style:rel-column-width="2750*"/>
    </style:style>
    <style:style style:name="Таблица1.1" style:family="table-row">
      <style:table-row-properties style:min-row-height="0.4264in" style:use-optimal-row-height="false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6.3951in" fo:margin-left="0in" table:align="left"/>
    </style:style>
    <style:style style:name="Таблица2.A" style:family="table-column">
      <style:table-column-properties style:column-width="3.691in"/>
    </style:style>
    <style:style style:name="Таблица2.B" style:family="table-column">
      <style:table-column-properties style:column-width="2.7042in"/>
    </style:style>
    <style:style style:name="Таблица2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2.B1" style:family="table-cell">
      <style:table-cell-properties fo:padding-left="0.0069in" fo:padding-right="0.0069in" fo:padding-top="0in" fo:padding-bottom="0in" fo:border="0.5pt solid #000000" style:writing-mode="lr-tb"/>
    </style:style>
    <style:style style:name="Таблица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2.B3" style:family="table-cell">
      <style:table-cell-properties fo:padding-left="0.0069in" fo:padding-right="0.0069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15%" fo:text-align="justify" style:justify-single-word="false"/>
    </style:style>
    <style:style style:name="P8" style:family="paragraph" style:parent-style-name="Standard">
      <style:paragraph-properties fo:line-height="115%" fo:text-align="center" style:justify-single-word="false"/>
      <style:text-properties officeooo:paragraph-rsid="000dbbc8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orphans="2" fo:widows="2" fo:hyphenation-ladder-count="no-limit" style:text-autospace="none" style:vertical-align="auto"/>
      <style:text-properties fo:color="#000000" style:font-name="Consolas" fo:font-size="9.5pt" fo:language="en" fo:country="US" style:font-size-asian="9.5pt" style:font-name-complex="Consolas" style:font-size-complex="9.5pt" fo:hyphenate="true"/>
    </style:style>
    <style:style style:name="P11" style:family="paragraph" style:parent-style-name="Standard">
      <style:paragraph-properties fo:orphans="2" fo:widows="2" fo:hyphenation-ladder-count="no-limit" style:text-autospace="none" style:vertical-align="auto"/>
      <style:text-properties fo:hyphenate="true"/>
    </style:style>
    <style:style style:name="P1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3" style:family="paragraph" style:parent-style-name="Обычный_20__28_Интернет_29_">
      <style:paragraph-properties fo:margin-left="0in" fo:margin-right="0in" fo:line-height="150%" fo:text-indent="0.4917in" style:auto-text-indent="false"/>
    </style:style>
    <style:style style:name="P14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style:font-size-asian="14pt"/>
    </style:style>
    <style:style style:name="P16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officeooo:paragraph-rsid="001458aa" style:font-size-asian="14pt"/>
    </style:style>
    <style:style style:name="P17" style:family="paragraph" style:parent-style-name="Обычный_20__28_Интернет_29_">
      <style:paragraph-properties fo:margin-left="0in" fo:margin-right="0in" fo:margin-top="0in" fo:margin-bottom="0in" loext:contextual-spacing="false" fo:line-height="115%" fo:text-align="justify" style:justify-single-word="false" fo:text-indent="0.4917in" style:auto-text-indent="false"/>
      <style:text-properties fo:font-size="14pt" style:font-size-asian="14pt" style:font-size-complex="14pt"/>
    </style:style>
    <style:style style:name="P18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/>
    </style:style>
    <style:style style:name="P19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0" style:family="paragraph" style:parent-style-name="Обычный_20__28_Интернет_29_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21" style:family="paragraph" style:parent-style-name="Обычный_20__28_Интернет_29_">
      <style:paragraph-properties fo:text-align="justify" style:justify-single-word="false"/>
      <style:text-properties fo:font-size="14pt" fo:language="en" fo:country="US" officeooo:paragraph-rsid="001458aa" style:font-size-asian="14pt" style:font-size-complex="14pt"/>
    </style:style>
    <style:style style:name="P22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officeooo:paragraph-rsid="001458aa" style:font-size-asian="14pt" style:font-size-complex="14pt"/>
    </style:style>
    <style:style style:name="P23" style:family="paragraph" style:parent-style-name="Обычный_20__28_Интернет_29_">
      <style:paragraph-properties fo:margin-left="0.5417in" fo:margin-right="0in" fo:line-height="150%" fo:text-align="justify" style:justify-single-word="false" fo:text-indent="0in" style:auto-text-indent="false">
        <style:tab-stops/>
      </style:paragraph-properties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in" fo:margin-right="0in" fo:line-height="115%" fo:text-indent="0.2917in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in" fo:margin-right="0in" fo:line-height="115%" fo:text-indent="0.2917in" style:auto-text-indent="false"/>
      <style:text-properties officeooo:paragraph-rsid="00121124"/>
    </style:style>
    <style:style style:name="P26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style:font-size-asian="14pt"/>
    </style:style>
    <style:style style:name="P27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style="italic" fo:font-weight="bold" style:font-size-asian="14pt" style:font-style-asian="italic" style:font-weight-asian="bold"/>
    </style:style>
    <style:style style:name="P28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</style:style>
    <style:style style:name="P29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color="#000000" fo:font-size="14pt" fo:language="en" fo:country="US" fo:font-style="italic" fo:font-weight="normal" style:font-size-asian="14pt" style:font-style-asian="italic" style:font-weight-asian="normal" style:font-weight-complex="normal"/>
    </style:style>
    <style:style style:name="P30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31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fo:font-weight="bold" officeooo:paragraph-rsid="001458aa" style:font-size-asian="14pt" style:font-weight-asian="bold" style:font-size-complex="14pt"/>
    </style:style>
    <style:style style:name="P32" style:family="paragraph" style:parent-style-name="Обычный_20__28_Интернет_29_" style:list-style-name="L1">
      <style:paragraph-properties fo:line-height="150%" fo:text-align="justify" style:justify-single-word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0dbbc8" style:font-size-asian="14pt" style:font-size-complex="14pt"/>
    </style:style>
    <style:style style:name="T10" style:family="text">
      <style:text-properties fo:font-size="14pt" officeooo:rsid="001458aa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4pt" fo:language="en" fo:country="US" fo:font-weight="bold" style:font-size-asian="14pt" style:font-weight-asian="bold" style:font-size-complex="14pt"/>
    </style:style>
    <style:style style:name="T13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4" style:family="text">
      <style:text-properties fo:font-size="14pt" fo:language="en" fo:country="US" fo:font-style="italic" fo:font-weight="bold" officeooo:rsid="001458aa" style:font-size-asian="14pt" style:font-style-asian="italic" style:font-weight-asian="bold"/>
    </style:style>
    <style:style style:name="T15" style:family="text">
      <style:text-properties fo:font-size="14pt" fo:font-style="italic" fo:font-weight="bold" style:font-size-asian="14pt" style:font-style-asian="italic" style:font-weight-asian="bold"/>
    </style:style>
    <style:style style:name="T16" style:family="text">
      <style:text-properties fo:color="#ff0000" fo:font-size="14pt" fo:font-weight="bold" style:font-size-asian="14pt" style:font-weight-asian="bold" style:font-size-complex="14pt"/>
    </style:style>
    <style:style style:name="T17" style:family="text">
      <style:text-properties fo:font-weight="bold" style:font-weight-asian="bold"/>
    </style:style>
    <style:style style:name="T18" style:family="text">
      <style:text-properties fo:color="#000000" style:font-name="Consolas" fo:font-size="9.5pt" style:font-size-asian="9.5pt" style:font-name-complex="Consolas" style:font-size-complex="9.5pt"/>
    </style:style>
    <style:style style:name="T19" style:family="text">
      <style:text-properties fo:color="#000000" style:font-name="Courier new" fo:font-size="10pt" fo:font-style="normal" fo:font-weight="normal" style:font-size-asian="10pt" style:font-style-asian="normal" style:font-weight-asian="normal" style:font-name-complex="Consolas" style:font-size-complex="10pt"/>
    </style:style>
    <style:style style:name="T20" style:family="text">
      <style:text-properties fo:color="#000000" style:font-name="Courier new" fo:font-size="10pt" fo:font-style="normal" fo:font-weight="normal" style:font-size-asian="10pt" style:font-style-asian="normal" style:font-weight-asian="normal" style:font-size-complex="10pt"/>
    </style:style>
    <style:style style:name="T21" style:family="text">
      <style:text-properties fo:color="#000000" style:font-name="Courier new" fo:font-size="10pt" style:font-size-asian="10pt" style:font-size-complex="10pt"/>
    </style:style>
    <style:style style:name="T22" style:family="text">
      <style:text-properties fo:color="#000000" style:font-name="Courier new" fo:font-size="10pt" fo:font-style="italic" fo:font-weight="normal" style:font-size-asian="10pt" style:font-style-asian="italic" style:font-weight-asian="normal" style:font-size-complex="10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T26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7" style:family="text">
      <style:text-properties style:font-name="Courier new" fo:font-size="10pt" fo:font-style="italic" fo:font-weight="normal" style:font-size-asian="10pt" style:font-style-asian="italic" style:font-weight-asian="normal" style:font-size-complex="10pt"/>
    </style:style>
    <style:style style:name="T28" style:family="text">
      <style:text-properties officeooo:rsid="001666c2"/>
    </style:style>
    <text:list-style style:name="L1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2665in" fo:margin-left="0.808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Основной_20_шрифт_20_абзаца"><text:span text:style-name="T1">МИНОБРНАУКИ РОССИИ</text:span></text:span></text:p>
      <text:p text:style-name="P1"><text:span text:style-name="Основной_20_шрифт_20_абзаца"><text:span text:style-name="T1">Санкт-Петербургский государственный</text:span></text:span></text:p>
      <text:p text:style-name="P1"><text:span text:style-name="Основной_20_шрифт_20_абзаца"><text:span text:style-name="T1">электротехнический университет</text:span></text:span></text:p>
      <text:p text:style-name="P1"><text:span text:style-name="Основной_20_шрифт_20_абзаца"><text:span text:style-name="T1">«ЛЭТИ» им. В.И. Ульянова (Ленина)</text:span></text:span></text:p>
      <text:p text:style-name="P1"><text:span text:style-name="Основной_20_шрифт_20_абзаца"><text:span text:style-name="T4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Название_20_книги"><text:span text:style-name="T2">отчет</text:span></text:span></text:p>
      <text:p text:style-name="P1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16"> </text:span></text:span><text:span text:style-name="Основной_20_шрифт_20_абзаца"><text:span text:style-name="T4">№6</text:span></text:span></text:p>
      <text:p text:style-name="P1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Тема: </text:span><text:span text:style-name="Основной_20_шрифт_20_абзаца"><text:span text:style-name="T17">Организация связи Ассемблера с ЯВУ на примере программы построения частотного распределения попаданий псевдослучайных целых чисел в заданные интервалы.<text:line-break/></text:span></text:span></text:h>
      <text:p text:style-name="P4"/>
      <text:p text:style-name="P4"/>
      <text:p text:style-name="P4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Студент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8"><text:span text:style-name="Основной_20_шрифт_20_абзаца"><text:span text:style-name="T10">Бочаров</text:span></text:span><text:span text:style-name="Основной_20_шрифт_20_абзаца"><text:span text:style-name="T9"> Г.</text:span></text:span><text:span text:style-name="Основной_20_шрифт_20_абзаца"><text:span text:style-name="T10">C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9"><text:span text:style-name="Основной_20_шрифт_20_абзаца"><text:span text:style-name="T7">Ефремов М</text:span></text:span><text:span text:style-name="Основной_20_шрифт_20_абзаца"><text:span text:style-name="T11">.</text:span></text:span><text:span text:style-name="Основной_20_шрифт_20_абзаца"><text:span text:style-name="T7">А</text:span></text:span><text:span text:style-name="Основной_20_шрифт_20_абзаца"><text:span text:style-name="T11">.</text:span></text:span></text:p>
          </table:table-cell>
        </table:table-row>
      </table:table>
      <text:p text:style-name="P6"/>
      <text:p text:style-name="P6"/>
      <text:p text:style-name="P1"><text:span text:style-name="Основной_20_шрифт_20_абзаца"><text:span text:style-name="T8">Санкт-Петербург</text:span></text:span></text:p>
      <text:p text:style-name="P1"><text:span text:style-name="Основной_20_шрифт_20_абзаца"><text:span text:style-name="T8">2020</text:span></text:span></text:p>
      <text:p text:style-name="P13"><text:soft-page-break/><text:span text:style-name="Основной_20_шрифт_20_абзаца"><text:span text:style-name="T3">Цель работы.</text:span></text:span></text:p>
      <text:p text:style-name="P17">Изучить работу программы на ЯВУ с ассеблером, написать ассемблерный модуль.</text:p>
      <text:p text:style-name="P31">Задание:</text:p>
      <text:p text:style-name="P16">На языке высокого уровня (Pascal или С) генерируется массив псевдослучайных целых чисел, изменяющихся в заданном диапазоне и имеющих равномерное распределение. Необходимые датчики псевдослучайных чисел находятся в каталоге Tasks\RAND_GEN (пpи его отсутствии программу датчика получить у пpеподавателя).</text:p>
      <text:p text:style-name="P15">Далее должен вызываться ассемблерный модуль(модули) для формирования распределения количества попаданий псевдослучайных целых чисел в заданные интервалы. В общем случае интервалы разбиения диапазона изменения псевдослучайных чисел могут иметь различную длину.</text:p>
      <text:p text:style-name="P15">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.</text:p>
      <text:p text:style-name="P15">Исходные данные.</text:p>
      <text:p text:style-name="P15">1. Длина массива псевдослучайных целых чисел - NumRanDat (&lt;= 16K, К=1024)</text:p>
      <text:p text:style-name="P15">2. Диапазон изменения массива псевдослучайных целых чисел [Xmin, Xmax] , значения могут быть биполярные;</text:p>
      <text:p text:style-name="P15"><text:soft-page-break/>3. Количество интервалов, на которые разбивается диапазон изменения массива псевдослучайных целых чисел - NInt ( &lt;=24 )</text:p>
      <text:p text:style-name="P15">4. Массив левых границ интервалов разбиения LGrInt (должны принадлежать интервалу [Xmin, Xmax]).</text:p>
      <text:p text:style-name="P15">Результаты:</text:p>
      <text:p text:style-name="P18"><text:s/>1. Текстовый файл, строка которого содержит:</text:p>
      <text:p text:style-name="P15"><text:s/>- номер интервала,</text:p>
      <text:p text:style-name="P15"><text:s/>- левую границу интервала,</text:p>
      <text:p text:style-name="P15"><text:s/>- количество псевдослучайных чисел, попавших в интервал.</text:p>
      <text:p text:style-name="P18"><text:s/>Количество строк равно числу интервалов разбиения.</text:p>
      <text:p text:style-name="P15"><text:s/>2. График, отражающий распределение чисел по интервалам. (необязательный результат)</text:p>
      <text:p text:style-name="P15">В зависимости от номера бригады формирование частотного распределения должно производиться по одному из двух вариантов:</text:p>
      <text:list xml:id="list3164691245" text:style-name="L1">
        <text:list-item>
          <text:p text:style-name="P32"><text:span text:style-name="Основной_20_шрифт_20_абзаца"><text:span text:style-name="T6">Для бригад с нечетным номером: подпрограмма формирования распределения количества попаданий псевдослучайных целых чисел в заданные интервалы реализуется в виде одного ассемблерного модуля, сразу формирующего требуемое </text:span></text:span><text:soft-page-break/><text:span text:style-name="Основной_20_шрифт_20_абзаца"><text:span text:style-name="T6">распределение и возвращающего его в головную программу, написанную на ЯВУ;</text:span></text:span></text:p>
        </text:list-item>
      </text:list>
      <text:p text:style-name="P23">Ход работы:</text:p>
      <text:p text:style-name="P18">В качестве ЯВУ используется С++. <text:span text:style-name="T28">Считываются необходимые данные: верхний и нижний порог распределения, кол-во разделителей и массив разделителей. Генерируется массив случайных чисел. После чего вызывается функция, описанная в ассемблерном модуле, котороя пробегает по массиву чисел и определляет к какому промежутку пренадлежит каждое число, формируя массив кол-ва попаданий чисел в заданные промежутки. <text:s/></text:span></text:p>
      <text:p text:style-name="P14">Тестировани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Ввод данных</text:p>
          </table:table-cell>
          <table:table-cell table:style-name="Таблица2.B1" office:value-type="string">
            <text:p text:style-name="P19">Вывод данных</text:p>
          </table:table-cell>
        </table:table-row>
        <table:table-row>
          <table:table-cell table:style-name="Таблица2.A1" office:value-type="string">
            <text:p text:style-name="P20">Введите размер массива</text:p>
            <text:p text:style-name="P20">5</text:p>
            <text:p text:style-name="P20">Введите нижний предел</text:p>
            <text:p text:style-name="P20">1</text:p>
            <text:p text:style-name="P20">Введите верхний предел</text:p>
            <text:p text:style-name="P20">7</text:p>
            <text:p text:style-name="P20">Сгенерированный массив : 2 5 4 2 6 </text:p>
            <text:p text:style-name="P20"><text:soft-page-break/>Введите кол-во разделителей</text:p>
            <text:p text:style-name="P20">1</text:p>
            <text:p text:style-name="P20">Введите массив разделителей</text:p>
            <text:p text:style-name="P20">3</text:p>
            <text:p text:style-name="P20"/>
          </table:table-cell>
          <table:table-cell table:style-name="Таблица2.B1" office:value-type="string">
            <text:p text:style-name="P21">Результат : </text:p>
            <text:p text:style-name="P21">Промежуток : [1,3) --&gt; Попаданий : 2</text:p>
            <text:p text:style-name="P22">Промежуток : [3,7) --&gt; Попаданий : 3</text:p>
          </table:table-cell>
        </table:table-row>
        <table:table-row>
          <table:table-cell table:style-name="Таблица2.A3" office:value-type="string">
            <text:p text:style-name="P20">Введите размер массива</text:p>
            <text:p text:style-name="P20">10</text:p>
            <text:p text:style-name="P20">Введите нижний предел</text:p>
            <text:p text:style-name="P20">-5</text:p>
            <text:p text:style-name="P20">Введите верхний предел</text:p>
            <text:p text:style-name="P20">15</text:p>
            <text:p text:style-name="P20">Сгенерированный массив : -2 1 12 10 8 10 1 7 4 -4 </text:p>
            <text:p text:style-name="P20">Введите кол-во разделителей</text:p>
            <text:p text:style-name="P20">3</text:p>
            <text:p text:style-name="P20">Введите массив разделителей</text:p>
            <text:p text:style-name="P20">3</text:p>
            <text:p text:style-name="P20"><text:soft-page-break/>8</text:p>
            <text:p text:style-name="P20">14</text:p>
            <text:p text:style-name="P20"/>
          </table:table-cell>
          <table:table-cell table:style-name="Таблица2.B3" office:value-type="string">
            <text:p text:style-name="P21">Результат : </text:p>
            <text:p text:style-name="P21">Промежуток : [-5,3) --&gt; Попаданий : 4</text:p>
            <text:p text:style-name="P21">Промежуток : [3,8) --&gt; Попаданий : 2</text:p>
            <text:p text:style-name="P21">Промежуток : [8,14) --&gt; Попаданий : 4</text:p>
            <text:p text:style-name="P21">Промежуток : [14,15) --&gt; Попаданий : 0</text:p>
          </table:table-cell>
        </table:table-row>
      </table:table>
      <text:p text:style-name="P24"/>
      <text:p text:style-name="P25"><text:span text:style-name="Основной_20_шрифт_20_абзаца"><text:span text:style-name="T12"><text:s text:c="4"/></text:span></text:span><text:span text:style-name="Основной_20_шрифт_20_абзаца"><text:span text:style-name="T4">Выводы.</text:span></text:span></text:p>
      <text:p text:style-name="P26">В результате выполнения лабораторной работы был разработан код, состоящий из ассемблерного модуля и остальной части на ЯВУ С++, который выводит частоту попадания псевдо-рандомных чисел в определенные диапозоны.</text:p>
      <text:p text:style-name="P7"><text:s/><text:tab/><text:span text:style-name="Основной_20_шрифт_20_абзаца"><text:span text:style-name="T5">Приложение.</text:span></text:span></text:p>
      <text:p text:style-name="P27">Текст файла main.cpp</text:p>
      <text:p text:style-name="P10"><text:span text:style-name="Основной_20_шрифт_20_абзаца"><text:span text:style-name="T26">#include </text:span></text:span><text:span text:style-name="T25">&lt;iostream&gt;</text:span><text:span text:style-name="T24"><text:line-break/></text:span><text:span text:style-name="T25">#include &lt;fstream&gt;</text:span><text:span text:style-name="T24"><text:line-break/></text:span><text:span text:style-name="T25">#include &lt;ctime&gt;</text:span><text:span text:style-name="T24"><text:line-break/></text:span><text:span text:style-name="T25">#include &lt;random&gt;</text:span><text:span text:style-name="T24"><text:line-break/><text:line-break/></text:span><text:span text:style-name="T25">int64_t getRandomNum(int64_t min, int64_t max) {</text:span><text:span text:style-name="T24"><text:line-break/></text:span><text:span text:style-name="T25"> <text:s text:c="3"/>return min + rand() % (max - min);</text:span><text:span text:style-name="T24"><text:line-break/></text:span><text:span text:style-name="T25">}</text:span><text:span text:style-name="T24"><text:line-break/><text:line-break/></text:span><text:span text:style-name="T25">void fillArray(int64_t size, int64_t *arr, int64_t min, int64_t max) {</text:span><text:span text:style-name="T24"><text:line-break/></text:span><text:span text:style-name="T25"> <text:s text:c="3"/>for (int64_t i = 0; i &lt; size; i++)</text:span><text:span text:style-name="T24"><text:line-break/></text:span><text:span text:style-name="T25"> <text:s text:c="7"/>arr[i] = getRandomNum(min, max);</text:span><text:span text:style-name="T24"><text:line-break/></text:span><text:span text:style-name="T25">}</text:span><text:span text:style-name="T24"><text:line-break/><text:line-break/></text:span><text:span text:style-name="T25">void initArray(int64_t size, int64_t *arr) {</text:span><text:span text:style-name="T24"><text:line-break/></text:span><text:span text:style-name="T25"> <text:s text:c="3"/>for (int64_t i = 0; i &lt; size; i++)</text:span><text:span text:style-name="T24"><text:line-break/></text:span><text:span text:style-name="T25"> <text:s text:c="7"/>arr[i] = 0;</text:span><text:span text:style-name="T24"><text:line-break/></text:span><text:span text:style-name="T25">}</text:span><text:span text:style-name="T24"><text:line-break/><text:line-break/></text:span><text:span text:style-name="T25">void readArray(int64_t size, int64_t *arr) {</text:span><text:span text:style-name="T24"><text:line-break/></text:span><text:span text:style-name="T25"> <text:s text:c="3"/>for (int i = 1; i &lt; size; i++)</text:span><text:span text:style-name="T24"><text:line-break/></text:span><text:span text:style-name="T25"> <text:s text:c="7"/>std::cin &gt;&gt; arr[i];</text:span><text:span text:style-name="T24"><text:line-break/></text:span><text:span text:style-name="T25">}</text:span><text:span text:style-name="T24"><text:line-break/><text:line-break/></text:span><text:span text:style-name="T25">void printArray(int64_t size, int64_t *arr) {</text:span><text:span text:style-name="T24"><text:line-break/></text:span><text:span text:style-name="T25"> <text:s text:c="3"/>for (int64_t i = 0; i &lt; size; i++)</text:span><text:span text:style-name="T24"><text:line-break/></text:span><text:span text:style-name="T25"> <text:s text:c="7"/>std::cout &lt;&lt; arr[i] &lt;&lt; " ";</text:span><text:span text:style-name="T24"><text:line-break/><text:line-break/></text:span><text:span text:style-name="T25"> <text:s text:c="3"/>std::cout &lt;&lt; std::endl;</text:span><text:span text:style-name="T24"><text:line-break/></text:span><text:span text:style-name="T25">}</text:span><text:span text:style-name="T24"><text:line-break/><text:line-break/></text:span><text:span text:style-name="T25">void printBordersAndCounts(int64_t size, int64_t *arr, int64_t *res) {</text:span><text:span text:style-name="T24"><text:line-break/></text:span><text:span text:style-name="T25"> <text:s text:c="3"/>for (int64_t i = 0; i &lt; size; i++) {</text:span><text:span text:style-name="T24"><text:line-break/></text:span><text:span text:style-name="T25"> <text:s text:c="7"/>std::cout &lt;&lt; "Промежуток : [" &lt;&lt; arr[i] &lt;&lt; "," &lt;&lt; arr[i + 1] &lt;&lt; ") --&gt; Попаданий : " &lt;&lt; res[i];</text:span><text:span text:style-name="T24"><text:line-break/></text:span><text:span text:style-name="T25"> <text:s text:c="7"/>std::cout &lt;&lt; std::endl;</text:span><text:span text:style-name="T24"><text:line-break/></text:span><text:span text:style-name="T25"> <text:s text:c="3"/>}</text:span><text:span text:style-name="T24"><text:line-break/><text:line-break/></text:span><text:span text:style-name="T25">}void printToFile(int64_t size, int64_t *arr, int64_t *res) {</text:span><text:span text:style-name="T24"><text:line-break/></text:span><text:soft-page-break/><text:span text:style-name="T24"><text:line-break/><text:line-break/></text:span><text:span text:style-name="T25"> <text:s text:c="3"/>std::ofstream res_file("res.txt");</text:span><text:span text:style-name="T24"><text:line-break/><text:line-break/></text:span><text:span text:style-name="T25"> <text:s text:c="3"/>for (int64_t i = 0; i &lt; size; i++) {</text:span><text:span text:style-name="T24"><text:line-break/></text:span><text:span text:style-name="T25"> <text:s text:c="7"/>res_file &lt;&lt; "Промежуток : [" &lt;&lt; arr[i] &lt;&lt; "," &lt;&lt; arr[i + 1] &lt;&lt; ") --&gt; Попаданий : " &lt;&lt; res[i];</text:span><text:span text:style-name="T24"><text:line-break/></text:span><text:span text:style-name="T25"> <text:s text:c="7"/>res_file &lt;&lt; std::endl;</text:span><text:span text:style-name="T24"><text:line-break/></text:span><text:span text:style-name="T25"> <text:s text:c="3"/>}</text:span><text:span text:style-name="T24"><text:line-break/><text:line-break/></text:span><text:span text:style-name="T25">}</text:span><text:span text:style-name="T24"><text:line-break/><text:line-break/></text:span><text:span text:style-name="T25">extern "C" void count_int(int64_t *array, int64_t array_size, int64_t *borders, int64_t borders_size, int64_t *res);</text:span><text:span text:style-name="T24"><text:line-break/><text:line-break/></text:span><text:span text:style-name="T25">int main() {</text:span><text:span text:style-name="T24"><text:line-break/></text:span><text:span text:style-name="T25"> <text:s text:c="3"/>int64_t arr_size = 0;</text:span><text:span text:style-name="T24"><text:line-break/></text:span><text:span text:style-name="T25"> <text:s text:c="3"/>int64_t borders_size = 0;</text:span><text:span text:style-name="T24"><text:line-break/></text:span><text:span text:style-name="T25"> <text:s text:c="3"/>int64_t Left_lim = 0;</text:span><text:span text:style-name="T24"><text:line-break/></text:span><text:span text:style-name="T25"> <text:s text:c="3"/>int64_t Rihgt_lim = 0;</text:span><text:span text:style-name="T24"><text:line-break/><text:line-break/></text:span><text:span text:style-name="T25"> <text:s text:c="3"/>std::cout &lt;&lt; "Введите размер массива" &lt;&lt; std::endl;</text:span><text:span text:style-name="T24"><text:line-break/></text:span><text:span text:style-name="T25"> <text:s text:c="3"/>std::cin &gt;&gt; arr_size;</text:span><text:span text:style-name="T24"><text:line-break/><text:line-break/></text:span><text:span text:style-name="T25"> <text:s text:c="3"/>std::cout &lt;&lt; "Введите нижний предел" &lt;&lt; std::endl;</text:span><text:span text:style-name="T24"><text:line-break/></text:span><text:span text:style-name="T25"> <text:s text:c="3"/>std::cin &gt;&gt; Left_lim;</text:span><text:span text:style-name="T24"><text:line-break/><text:line-break/></text:span><text:span text:style-name="T25"> <text:s text:c="3"/>std::cout &lt;&lt; "Введите верхний предел" &lt;&lt; std::endl;</text:span><text:span text:style-name="T24"><text:line-break/></text:span><text:span text:style-name="T25"> <text:s text:c="3"/>std::cin &gt;&gt; Rihgt_lim;</text:span><text:span text:style-name="T24"><text:line-break/><text:line-break/><text:line-break/></text:span><text:span text:style-name="T25"> <text:s text:c="3"/>int64_t array[arr_size];</text:span><text:span text:style-name="T24"><text:line-break/></text:span><text:span text:style-name="T25"> <text:s text:c="3"/>fillArray(arr_size, array, Left_lim, Rihgt_lim);</text:span><text:span text:style-name="T24"><text:line-break/><text:line-break/></text:span><text:span text:style-name="T25"> <text:s text:c="3"/>std::cout &lt;&lt; "Сгенерированный массив : ";</text:span><text:span text:style-name="T24"><text:line-break/></text:span><text:span text:style-name="T25"> <text:s text:c="3"/>printArray(arr_size, array);</text:span><text:span text:style-name="T24"><text:line-break/><text:line-break/><text:line-break/></text:span><text:span text:style-name="T25"> <text:s text:c="3"/>std::cout &lt;&lt; "Введите кол-во разделителей" &lt;&lt; std::endl;</text:span><text:span text:style-name="T24"><text:line-break/></text:span><text:span text:style-name="T25"> <text:s text:c="3"/>std::cin &gt;&gt; borders_size;</text:span><text:span text:style-name="T24"><text:line-break/><text:line-break/></text:span><text:span text:style-name="T25"> <text:s text:c="3"/>borders_size++;</text:span><text:span text:style-name="T24"><text:line-break/><text:line-break/></text:span><text:span text:style-name="T25"> <text:s text:c="3"/>int64_t borders[borders_size + 1];</text:span><text:span text:style-name="T24"><text:line-break/></text:span><text:span text:style-name="T25"> <text:s text:c="3"/>initArray(borders_size, borders);</text:span><text:span text:style-name="T24"><text:line-break/><text:line-break/></text:span><text:span text:style-name="T25"> <text:s text:c="3"/>std::cout &lt;&lt; "Введите массив разделителей" &lt;&lt; std::endl;</text:span><text:span text:style-name="T24"><text:line-break/></text:span><text:span text:style-name="T25"> <text:s text:c="3"/>readArray(borders_size, borders);</text:span><text:span text:style-name="T24"><text:line-break/></text:span><text:span text:style-name="T25"> <text:s text:c="3"/>borders[0] = Left_lim;</text:span><text:span text:style-name="T24"><text:line-break/></text:span><text:span text:style-name="T25"> <text:s text:c="3"/>borders[borders_size] = Rihgt_lim;</text:span><text:span text:style-name="T24"><text:line-break/><text:line-break/></text:span><text:span text:style-name="T25"> <text:s text:c="3"/>int64_t res[borders_size];</text:span><text:span text:style-name="T24"><text:line-break/></text:span><text:span text:style-name="T25"> <text:s text:c="3"/>initArray(borders_size, res);</text:span><text:span text:style-name="T24"><text:line-break/><text:line-break/></text:span><text:span text:style-name="T25"> <text:s text:c="3"/></text:span><text:span text:style-name="T27">//std::cout &lt;&lt; "size=" &lt;&lt; sizeof(int64_t) &lt;&lt; std::endl;</text:span><text:span text:style-name="T24"><text:line-break/></text:span><text:span text:style-name="T27"> <text:s text:c="3"/></text:span><text:span text:style-name="T25">count_int(array, arr_size, borders, borders_size, res);</text:span><text:span text:style-name="T24"><text:line-break/><text:line-break/><text:line-break/></text:span><text:span text:style-name="T25"> <text:s text:c="3"/>std::cout &lt;&lt; "Результат : " &lt;&lt; std::endl;</text:span><text:span text:style-name="T24"><text:line-break/></text:span><text:span text:style-name="T25"> <text:s text:c="3"/>printBordersAndCounts(borders_size, borders, res);</text:span><text:span text:style-name="T24"><text:line-break/></text:span><text:span text:style-name="T25"> <text:s text:c="3"/>printToFile(borders_size, borders, res);</text:span><text:span text:style-name="T24"><text:line-break/><text:line-break/></text:span><text:span text:style-name="T25">}</text:span></text:p>
      <text:p text:style-name="P10"><text:span text:style-name="Основной_20_шрифт_20_абзаца"><text:span text:style-name="T23"/></text:span></text:p>
      <text:p text:style-name="P29"><text:soft-page-break/></text:p>
      <text:p text:style-name="P28"><text:span text:style-name="Основной_20_шрифт_20_абзаца"><text:span text:style-name="T15">Текст</text:span></text:span><text:span text:style-name="Основной_20_шрифт_20_абзаца"><text:span text:style-name="T13"> </text:span></text:span><text:span text:style-name="Основной_20_шрифт_20_абзаца"><text:span text:style-name="T15">файла</text:span></text:span><text:span text:style-name="Основной_20_шрифт_20_абзаца"><text:span text:style-name="T13"> </text:span></text:span><text:span text:style-name="Основной_20_шрифт_20_абзаца"><text:span text:style-name="T14">1.s</text:span></text:span></text:p>
      <text:p text:style-name="P11"><text:span text:style-name="Основной_20_шрифт_20_абзаца"><text:span text:style-name="T19">.intel_syntax </text:span></text:span><text:span text:style-name="T20">noprefix</text:span><text:span text:style-name="T21"><text:line-break/></text:span><text:span text:style-name="T20">.global count_int</text:span><text:span text:style-name="T21"><text:line-break/></text:span><text:span text:style-name="T20">.text</text:span><text:span text:style-name="T21"><text:line-break/><text:line-break/></text:span><text:span text:style-name="T22"># The first six integer or pointer arguments are passed in registers RDI, RSI, RDX, RCX, R8, R9</text:span><text:span text:style-name="T21"><text:line-break/><text:line-break/></text:span><text:span text:style-name="T22"># rdi -&gt; array</text:span><text:span text:style-name="T21"><text:line-break/></text:span><text:span text:style-name="T22"># rsi -&gt; array_size</text:span><text:span text:style-name="T21"><text:line-break/></text:span><text:span text:style-name="T22"># rdx -&gt; borders</text:span><text:span text:style-name="T21"><text:line-break/></text:span><text:span text:style-name="T22"># rcx -&gt; borders_size</text:span><text:span text:style-name="T21"><text:line-break/></text:span><text:span text:style-name="T22"># r8 -&gt; res</text:span><text:span text:style-name="T21"><text:line-break/></text:span><text:span text:style-name="T20">count_int:</text:span><text:span text:style-name="T21"><text:line-break/></text:span><text:span text:style-name="T20"> <text:s text:c="7"/>sub rax, rax <text:s text:c="11"/></text:span><text:span text:style-name="T22"># счетчик для пробега по array</text:span><text:span text:style-name="T21"><text:line-break/></text:span><text:span text:style-name="T22"> <text:s text:c="7"/></text:span><text:span text:style-name="T20">sub rbx, rbx <text:s text:c="11"/></text:span><text:span text:style-name="T22"># счетчик для borders</text:span><text:span text:style-name="T21"><text:line-break/></text:span><text:span text:style-name="T22"> <text:s text:c="7"/></text:span><text:span text:style-name="T20">sub r9, r9</text:span><text:span text:style-name="T21"><text:line-break/></text:span><text:span text:style-name="T20"> <text:s text:c="3"/>get_num:</text:span><text:span text:style-name="T21"><text:line-break/></text:span><text:span text:style-name="T20"> <text:s text:c="7"/>mov r9,[rdi] <text:s text:c="11"/></text:span><text:span text:style-name="T22"># получаем число из array</text:span><text:span text:style-name="T21"><text:line-break/><text:line-break/></text:span><text:span text:style-name="T20"> <text:s text:c="3"/>check_right:</text:span><text:span text:style-name="T21"><text:line-break/></text:span><text:span text:style-name="T20"> <text:s text:c="7"/>cmp r9,[rdx+rbx+8] <text:s text:c="5"/></text:span><text:span text:style-name="T22"># проверяем левее ли число от текущей границы</text:span><text:span text:style-name="T21"><text:line-break/><text:line-break/></text:span><text:span text:style-name="T22"> <text:s text:c="7"/></text:span><text:span text:style-name="T20">jl end <text:s text:c="17"/></text:span><text:span text:style-name="T22"># если число меньше текущей границы переходим в конец</text:span><text:span text:style-name="T21"><text:line-break/><text:line-break/></text:span><text:span text:style-name="T22"> <text:s text:c="7"/></text:span><text:span text:style-name="T20">add rbx, 8 <text:s text:c="12"/></text:span><text:span text:style-name="T22"># если нет, берем следующую границу</text:span><text:span text:style-name="T21"><text:line-break/></text:span><text:span text:style-name="T22"> <text:s text:c="7"/></text:span><text:span text:style-name="T20">jmp check_right</text:span><text:span text:style-name="T21"><text:line-break/><text:line-break/></text:span><text:span text:style-name="T20"> <text:s text:c="3"/>end:</text:span><text:span text:style-name="T21"><text:line-break/></text:span><text:span text:style-name="T20"> <text:s text:c="7"/>mov r9, [r8+rbx]</text:span><text:span text:style-name="T21"><text:line-break/></text:span><text:span text:style-name="T20"> <text:s text:c="7"/>inc r9</text:span><text:span text:style-name="T21"><text:line-break/></text:span><text:span text:style-name="T20"> <text:s text:c="7"/>mov [r8+rbx], r9 <text:s text:c="4"/></text:span><text:span text:style-name="T22"># увеличиваем кол-во чисел попавших в промежуток</text:span><text:span text:style-name="T21"><text:line-break/><text:line-break/></text:span><text:span text:style-name="T22"> <text:s text:c="7"/></text:span><text:span text:style-name="T20">add rdi, 8 <text:s text:c="9"/></text:span><text:span text:style-name="T22"># берем адрес следующего элемента из array</text:span><text:span text:style-name="T21"><text:line-break/></text:span><text:span text:style-name="T22"> <text:s text:c="7"/></text:span><text:span text:style-name="T20">inc rax</text:span><text:span text:style-name="T21"><text:line-break/><text:line-break/></text:span><text:span text:style-name="T20"> <text:s text:c="7"/>sub rbx, rbx</text:span><text:span text:style-name="T21"><text:line-break/></text:span><text:span text:style-name="T20"> <text:s text:c="7"/>cmp rax , rsi <text:s text:c="5"/></text:span><text:span text:style-name="T22"># <text:s/>проверка на конец array</text:span><text:span text:style-name="T21"><text:line-break/></text:span><text:span text:style-name="T22"> <text:s text:c="7"/></text:span><text:span text:style-name="T20">jl get_num</text:span><text:span text:style-name="T21"><text:line-break/></text:span><text:span text:style-name="T20">ret</text:span><text:line-break/></text:p>
      <text:p text:style-name="P11"><text:span text:style-name="Основной_20_шрифт_20_абзаца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JetBrains Mono" svg:font-family="'JetBrains Mono'" style:font-family-generic="modern" style:font-pitch="fixed"/>
    <style:font-face style:name="MS Mincho" svg:font-family="'MS Mincho'" style:font-family-generic="modern" style:font-pitch="fixed"/>
    <style:font-face style:name="JetBrains Mono1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Heading" style:family="paragraph" style:parent-style-name="Standard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hyphenation-ladder-count="no-limit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fo:hyphenate="true"/>
    </style:style>
    <style:style style:name="Обычный_20__28_Интернет_29_" style:display-name="Обычный (Интернет)" style:family="paragraph" style:parent-style-name="Standard">
      <style:paragraph-properties fo:margin-top="0.1945in" fo:margin-bottom="0.1945in" loext:contextual-spacing="false" fo:hyphenation-ladder-count="no-limit"/>
      <style:text-properties fo:hyphenate="tru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in" fo:margin-bottom="0.111in" loext:contextual-spacing="false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11in" loext:contextual-spacing="false" fo:hyphenation-ladder-count="no-limit" fo:text-indent="0in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true"/>
    </style:style>
    <style:style style:name="Текст_20_сноски" style:display-name="Текст сноски" style:family="paragraph" style:parent-style-name="Обычный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tru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tru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Текст_20_сноски_20_Знак" style:display-name="Текст с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WW_5f_CharLFO5LVL1" style:display-name="WW_CharLFO5LVL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/>
    <meta:initial-creator>Pavel Martinenko</meta:initial-creator>
    <meta:creation-date>2019-09-17T11:31:00Z</meta:creation-date>
    <dc:date>2021-02-19T01:29:29.091689109</dc:date>
    <meta:print-date>2019-09-18T23:43:00Z</meta:print-date>
    <meta:editing-cycles>32</meta:editing-cycles>
    <meta:editing-duration>PT9H11S</meta:editing-duration>
    <meta:document-statistic meta:table-count="2" meta:image-count="0" meta:object-count="0" meta:page-count="8" meta:paragraph-count="79" meta:word-count="997" meta:character-count="7346" meta:non-whitespace-character-count="5925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../tmp/mozilla_george0/Pya_Son_Hva_lb6.odt/Normal"/>
  </office:meta>
</office:document-meta>
</file>